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order="none"/>
      <style:text-properties style:font-name="Nimbus Sans L" style:font-name-asian="Droid Sans Fallback" style:font-name-complex="FreeSans"/>
    </style:style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71.23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01mm" svg:y="6.65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2.37mm" svg:y="99.35mm">
            <draw:object draw:notify-on-update-of-ranges="Feuille1.B20:Feuille1.F20 Feuille1.A21:Feuille1.A21 Feuille1.B21:Feuille1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31.37mm" svg:y="97.75mm">
            <draw:object draw:notify-on-update-of-ranges="Feuille1.B26:Feuille1.E26 Feuille1.A27:Feuille1.A27 Feuille1.B27:Feuille1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atrice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it d’un vecteur-ligne par une matri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1020477666.9" calcext:value-type="float">
            <text:p>1020477666,9</text:p>
          </table:table-cell>
          <table:table-cell table:style-name="ce5" office:value-type="float" office:value="1739215803.5" calcext:value-type="float">
            <text:p>1739215803,5</text:p>
          </table:table-cell>
          <table:table-cell table:style-name="ce7" office:value-type="float" office:value="1099060638.9" calcext:value-type="float">
            <text:p>1099060638,9</text:p>
          </table:table-cell>
          <table:table-cell table:style-name="ce1" office:value-type="float" office:value="547479889.1" calcext:value-type="float">
            <text:p>547479889,1</text:p>
          </table:table-cell>
          <table:table-cell table:style-name="ce5" office:value-type="float" office:value="297177321" calcext:value-type="float">
            <text:p>297177321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1739215803.5" calcext:value-type="float">
            <text:p>1739215803,5</text:p>
          </table:table-cell>
          <table:table-cell table:style-name="ce5" office:value-type="float" office:value="1905342520.7" calcext:value-type="float">
            <text:p>1905342520,7</text:p>
          </table:table-cell>
          <table:table-cell table:style-name="ce5" office:value-type="float" office:value="3169045794.3" calcext:value-type="float">
            <text:p>3169045794,3</text:p>
          </table:table-cell>
          <table:table-cell table:style-name="ce5" office:value-type="float" office:value="3695605864" calcext:value-type="float">
            <text:p>369560586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duit d’une matrice par un vecteur-colon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383935514.2" calcext:value-type="float">
            <text:p>383935514,2</text:p>
          </table:table-cell>
          <table:table-cell table:style-name="ce5" office:value-type="float" office:value="364295872" calcext:value-type="float">
            <text:p>364295872</text:p>
          </table:table-cell>
          <table:table-cell table:style-name="ce5" office:value-type="float" office:value="183125504" calcext:value-type="float">
            <text:p>183125504</text:p>
          </table:table-cell>
          <table:table-cell table:style-name="ce1" office:value-type="float" office:value="91481405.4" calcext:value-type="float">
            <text:p>91481405,4</text:p>
          </table:table-cell>
          <table:table-cell table:style-name="ce5" office:value-type="float" office:value="47675467.2" calcext:value-type="float">
            <text:p>47675467,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364295872" calcext:value-type="float">
            <text:p>364295872</text:p>
          </table:table-cell>
          <table:table-cell table:style-name="ce7" office:value-type="float" office:value="365923789.4" calcext:value-type="float">
            <text:p>365923789,4</text:p>
          </table:table-cell>
          <table:table-cell table:style-name="ce5" office:value-type="float" office:value="368364892.1" calcext:value-type="float">
            <text:p>368364892,1</text:p>
          </table:table-cell>
          <table:table-cell table:style-name="ce5" office:value-type="float" office:value="384285793.9" calcext:value-type="float">
            <text:p>384285793,9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/>
          <table:table-cell table:style-name="ce6"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style-name="ce4" table:number-columns-repeated="5"/>
          <table:table-cell/>
        </table:table-row>
        <table:table-row table:style-name="ro1">
          <table:table-cell table:style-name="ce4" table:number-columns-repeated="2"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5:48:45.346916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1-29T15:57:15.623027471</dc:date>
    <meta:editing-duration>PT55M9S</meta:editing-duration>
    <meta:editing-cycles>10</meta:editing-cycles>
    <meta:generator>LibreOffice/6.0.7.3$Linux_X86_64 LibreOffice_project/00m0$Build-3</meta:generator>
    <meta:document-statistic meta:table-count="1" meta:cell-count="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1cm" svg:y="0.317cm" chart:style-name="ch2">
          <text:p>Produit d’un vecteur-ligne par une matrice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152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1020477666.9">
                <text:p>1020477666.9</text:p>
                <draw:g>
                  <svg:desc>Feuille1.B8:Feuille1.F8</svg:desc>
                </draw:g>
              </table:table-cell>
              <table:table-cell office:value-type="float" office:value="1739215803.5">
                <text:p>1739215803.5</text:p>
              </table:table-cell>
              <table:table-cell office:value-type="float" office:value="1099060638.9">
                <text:p>1099060638.9</text:p>
              </table:table-cell>
              <table:table-cell office:value-type="float" office:value="547479889.1">
                <text:p>547479889.1</text:p>
              </table:table-cell>
              <table:table-cell office:value-type="float" office:value="297177321">
                <text:p>297177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43cm" svg:y="0.317cm" chart:style-name="ch2">
          <text:p>Produit d’un vecteur-ligne par une matrice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434cm" svg:y="1.474cm" svg:width="12.153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1739215803.5">
                <text:p>1739215803.5</text:p>
                <draw:g>
                  <svg:desc>Feuille1.B14:Feuille1.E14</svg:desc>
                </draw:g>
              </table:table-cell>
              <table:table-cell office:value-type="float" office:value="1905342520.7">
                <text:p>1905342520.7</text:p>
              </table:table-cell>
              <table:table-cell office:value-type="float" office:value="3169045794.3">
                <text:p>3169045794.3</text:p>
              </table:table-cell>
              <table:table-cell office:value-type="float" office:value="3695605864">
                <text:p>3695605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32cm" svg:y="0.317cm" chart:style-name="ch2">
          <text:p>Produit d’une matrice par un vecteur-colonne : Passage à l'échelle fort </text:p>
        </chart:title>
        <chart:plot-area chart:style-name="ch3" table:cell-range-address="Feuille1.B20:Feuille1.F21 Feuille1.A21:Feuille1.A21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383935514.2">
                <text:p>383935514.2</text:p>
                <draw:g>
                  <svg:desc>Feuille1.B21:Feuille1.F21</svg:desc>
                </draw:g>
              </table:table-cell>
              <table:table-cell office:value-type="float" office:value="364295872">
                <text:p>364295872</text:p>
              </table:table-cell>
              <table:table-cell office:value-type="float" office:value="183125504">
                <text:p>183125504</text:p>
              </table:table-cell>
              <table:table-cell office:value-type="float" office:value="91481405.4">
                <text:p>91481405.4</text:p>
              </table:table-cell>
              <table:table-cell office:value-type="float" office:value="47675467.2">
                <text:p>47675467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803cm" svg:y="0.317cm" chart:style-name="ch2">
          <text:p>Produit d’une matrice par un vecteur-colonne : Passage à l'échelle faible</text:p>
        </chart:title>
        <chart:plot-area chart:style-name="ch3" table:cell-range-address="Feuille1.B26:Feuille1.E27 Feuille1.A27:Feuille1.A27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364295872">
                <text:p>364295872</text:p>
                <draw:g>
                  <svg:desc>Feuille1.B27:Feuille1.E27</svg:desc>
                </draw:g>
              </table:table-cell>
              <table:table-cell office:value-type="float" office:value="365923789.4">
                <text:p>365923789.4</text:p>
              </table:table-cell>
              <table:table-cell office:value-type="float" office:value="368364892.1">
                <text:p>368364892.1</text:p>
              </table:table-cell>
              <table:table-cell office:value-type="float" office:value="384285793.9">
                <text:p>384285793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